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516d" officeooo:paragraph-rsid="0007516d"/>
    </style:style>
    <style:style style:name="T1" style:family="text">
      <style:text-properties officeooo:rsid="00077f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<text:span text:style-name="T1">other</text:span> OpenDocument Text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ter Lenaerts</meta:initial-creator>
    <meta:creation-date>2025-01-13T08:28:48.583789462</meta:creation-date>
    <dc:date>2025-01-13T08:30:18.208279045</dc:date>
    <dc:creator>Pieter Lenaerts</dc:creator>
    <meta:editing-duration>PT1M1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6" meta:character-count="43" meta:non-whitespace-character-count="38"/>
  </office:meta>
</office:document-meta>
</file>